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41fa" officeooo:paragraph-rsid="000b41fa"/>
    </style:style>
    <style:style style:name="P2" style:family="paragraph" style:parent-style-name="Standard">
      <style:text-properties officeooo:rsid="000b41fa" officeooo:paragraph-rsid="000c7849"/>
    </style:style>
    <style:style style:name="P3" style:family="paragraph" style:parent-style-name="Standard">
      <style:text-properties fo:font-weight="bold" officeooo:rsid="000b41fa" officeooo:paragraph-rsid="000b41fa" style:font-weight-asian="bold" style:font-weight-complex="bold"/>
    </style:style>
    <style:style style:name="P4" style:family="paragraph" style:parent-style-name="Standard">
      <style:text-properties fo:font-weight="normal" officeooo:rsid="000b41fa" officeooo:paragraph-rsid="000c7849" style:font-weight-asian="normal" style:font-weight-complex="normal"/>
    </style:style>
    <style:style style:name="P5" style:family="paragraph" style:parent-style-name="Standard">
      <style:text-properties fo:font-weight="normal" officeooo:rsid="000e0300" officeooo:paragraph-rsid="000e0300" style:font-weight-asian="normal" style:font-weight-complex="normal"/>
    </style:style>
    <style:style style:name="P6" style:family="paragraph" style:parent-style-name="Standard">
      <style:text-properties officeooo:paragraph-rsid="000e005f"/>
    </style:style>
    <style:style style:name="P7" style:family="paragraph" style:parent-style-name="Standard">
      <style:text-properties fo:font-style="italic" fo:font-weight="normal" officeooo:rsid="000c7849" officeooo:paragraph-rsid="000c7849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0c7849" officeooo:paragraph-rsid="000e0300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0aa31" officeooo:paragraph-rsid="0010aa31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c7849" officeooo:paragraph-rsid="000e0300" style:text-blinking="false" fo:background-color="transparent" style:font-style-asian="italic" style:font-weight-asian="normal" style:font-style-complex="italic" style:font-weight-complex="normal"/>
    </style:style>
    <style:style style:name="P11" style:family="paragraph" style:parent-style-name="Text_20_body">
      <style:text-properties officeooo:paragraph-rsid="000e005f"/>
    </style:style>
    <style:style style:name="P12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e005f" officeooo:paragraph-rsid="000e005f" style:text-blinking="false" fo:background-color="transparent" style:font-style-asian="italic" style:font-weight-asian="normal" style:font-style-complex="italic" style:font-weight-complex="normal"/>
    </style:style>
    <style:style style:name="P13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c7849" officeooo:paragraph-rsid="000e0300" style:text-blinking="false" fo:background-color="transparent" style:font-style-asian="italic" style:font-weight-asian="normal" style:font-style-complex="italic" style:font-weight-complex="normal"/>
    </style:style>
    <style:style style:name="P14" style:family="paragraph" style:parent-style-name="Text_20_body">
      <style:text-properties fo:font-weight="normal" officeooo:rsid="000e0300" officeooo:paragraph-rsid="000e0300" style:font-weight-asian="normal" style:font-weight-complex="normal"/>
    </style:style>
    <style:style style:name="P15" style:family="paragraph" style:parent-style-name="Text_20_body">
      <style:text-properties fo:font-weight="normal" officeooo:rsid="001127d4" officeooo:paragraph-rsid="001127d4" style:font-weight-asian="normal" style:font-weight-complex="normal"/>
    </style:style>
    <style:style style:name="P16" style:family="paragraph" style:parent-style-name="Text_20_body">
      <style:text-properties fo:font-weight="normal" officeooo:paragraph-rsid="001127d4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c7849" officeooo:paragraph-rsid="000e0300" style:text-blinking="false" fo:background-color="transparent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51e08" officeooo:paragraph-rsid="00187613" style:text-blinking="false" fo:background-color="transparent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982c7" officeooo:paragraph-rsid="001982c7" style:text-blinking="false" fo:background-color="transparent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51e08" officeooo:paragraph-rsid="00151e08" style:text-blinking="false" fo:background-color="transparent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51e08" officeooo:paragraph-rsid="00181ad1" style:text-blinking="false" fo:background-color="transparent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51e08" officeooo:paragraph-rsid="00187613" style:text-blinking="false" fo:background-color="transparent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982c7" officeooo:paragraph-rsid="001982c7" style:text-blinking="false" fo:background-color="transparent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9a3ef" officeooo:paragraph-rsid="0019a3ef" style:text-blinking="false" fo:background-color="transparent" style:font-style-asian="italic" style:font-weight-asian="normal" style:font-style-complex="italic" style:font-weight-complex="normal"/>
    </style:style>
    <style:style style:name="T1" style:family="text">
      <style:text-properties fo:color="#80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6600" fo:font-weight="bold" style:font-weight-asian="bold" style:font-weight-complex="bold"/>
    </style:style>
    <style:style style:name="T4" style:family="text">
      <style:text-properties fo:color="#9900ff" fo:font-weight="bold" style:font-weight-asian="bold" style:font-weight-complex="bold"/>
    </style:style>
    <style:style style:name="T5" style:family="text">
      <style:text-properties fo:color="#9900ff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9900ff" fo:font-style="italic" officeooo:rsid="000b41fa" style:font-style-asian="normal" style:font-weight-asian="bold" style:font-style-complex="normal" style:font-weight-complex="bold"/>
    </style:style>
    <style:style style:name="T7" style:family="text">
      <style:text-properties fo:font-weight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style-asian="normal" style:font-style-complex="normal"/>
    </style:style>
    <style:style style:name="T10" style:family="text">
      <style:text-properties fo:font-weight="normal" officeooo:rsid="000b41fa" style:font-style-asian="normal" style:font-style-complex="normal"/>
    </style:style>
    <style:style style:name="T11" style:family="text">
      <style:text-properties fo:font-weight="normal" officeooo:rsid="00187613" style:font-style-asian="normal" style:font-style-complex="normal"/>
    </style:style>
    <style:style style:name="T12" style:family="text">
      <style:text-properties fo:font-weight="normal" officeooo:rsid="00181ad1"/>
    </style:style>
    <style:style style:name="T13" style:family="text">
      <style:text-properties officeooo:rsid="000c7849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c7849" style:text-blinking="false" fo:background-color="transparent" loext:char-shading-value="0" style:font-style-asian="italic" style:font-style-complex="italic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c7849" style:text-blinking="false" fo:background-color="transparent" loext:char-shading-value="0" style:font-style-asian="italic" style:font-weight-asian="normal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e005f" style:text-blinking="false" fo:background-color="transparent" loext:char-shading-value="0" style:font-style-asian="italic" style:font-weight-asian="normal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e0300" style:text-blinking="false" fo:background-color="transparent" loext:char-shading-value="0" style:font-style-asian="italic" style:font-weight-asian="normal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41fa" style:text-blinking="false" fo:background-color="transparent" loext:char-shading-value="0" style:font-style-asian="italic" style:font-weight-asian="normal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e005f" style:text-blinking="false" fo:background-color="transparent" loext:char-shading-value="0" style:font-style-asian="italic" style:font-weight-asian="normal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c7849" style:text-blinking="false" fo:background-color="transparent" loext:char-shading-value="0" style:font-style-asian="italic" style:font-style-complex="italic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b41fa" style:text-blinking="false" fo:background-color="transparent" loext:char-shading-value="0" style:font-style-asian="normal" style:font-style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b41fa" style:text-blinking="false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0e005f" style:text-blinking="false" fo:background-color="transparent" loext:char-shading-value="0" style:font-style-asian="italic" style:font-weight-asian="normal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officeooo:rsid="000c7849" style:text-blinking="false" fo:background-color="transparent" loext:char-shading-value="0" style:font-style-asian="italic" style:font-style-complex="italic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officeooo:rsid="000b41fa" style:text-blinking="false" fo:background-color="transparent" loext:char-shading-value="0" style:font-style-asian="italic" style:font-style-complex="italic"/>
    </style:style>
    <style:style style:name="T28" style:family="text">
      <style:text-properties fo:font-variant="normal" fo:text-transform="none" fo:color="#000000" style:text-line-through-style="none" style:text-line-through-type="none" fo:font-style="italic" style:text-underline-style="none" officeooo:rsid="000c7849" style:text-blinking="false" fo:background-color="transparent" loext:char-shading-value="0" style:font-style-asian="italic" style:font-style-complex="italic"/>
    </style:style>
    <style:style style:name="T29" style:family="text">
      <style:text-properties fo:font-variant="normal" fo:text-transform="none" fo:color="#000099" style:text-line-through-style="none" style:text-line-through-type="none" style:font-name="Arial" fo:font-size="12pt" fo:font-style="normal" style:text-underline-style="none" fo:font-weight="normal" officeooo:rsid="000b41fa" style:text-blinking="false" fo:background-color="transparent" loext:char-shading-value="0" style:font-style-asian="italic" style:font-weight-asian="normal" style:font-style-complex="italic" style:font-weight-complex="normal"/>
    </style:style>
    <style:style style:name="T30" style:family="text">
      <style:text-properties fo:font-variant="normal" fo:text-transform="none" fo:color="#000099" style:text-line-through-style="none" style:text-line-through-type="none" style:font-name="Arial" fo:font-size="12pt" fo:font-style="normal" style:text-underline-style="none" fo:font-weight="bold" officeooo:rsid="000e005f" style:text-blinking="false" fo:background-color="transparent" loext:char-shading-value="0" style:font-style-asian="italic" style:font-weight-asian="normal" style:font-style-complex="italic" style:font-weight-complex="normal"/>
    </style:style>
    <style:style style:name="T31" style:family="text">
      <style:text-properties fo:font-variant="normal" fo:text-transform="none" fo:color="#003333" style:text-line-through-style="none" style:text-line-through-type="none" style:font-name="Arial" fo:font-size="12pt" fo:font-style="italic" style:text-underline-style="none" fo:font-weight="bold" officeooo:rsid="000c7849" style:text-blinking="false" fo:background-color="transparent" loext:char-shading-value="0" style:font-style-asian="italic" style:font-weight-asian="bold" style:font-style-complex="italic" style:font-weight-complex="bold"/>
    </style:style>
    <style:style style:name="T32" style:family="text">
      <style:text-properties fo:font-variant="normal" fo:text-transform="none" fo:color="#009999" style:text-line-through-style="none" style:text-line-through-type="none" style:font-name="Arial" fo:font-size="12pt" style:text-underline-style="none" fo:font-weight="bold" officeooo:rsid="000b41fa" style:text-blinking="false" fo:background-color="transparent" loext:char-shading-value="0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0c7849" style:font-style-asian="italic" style:font-style-complex="italic"/>
    </style:style>
    <style:style style:name="T35" style:family="text">
      <style:text-properties fo:font-style="italic" officeooo:rsid="000b41fa" style:font-style-asian="italic" style:font-style-complex="italic"/>
    </style:style>
    <style:style style:name="T36" style:family="text">
      <style:text-properties fo:font-style="italic" officeooo:rsid="00187613" style:font-weight-asian="bold" style:font-weight-complex="bold"/>
    </style:style>
    <style:style style:name="T37" style:family="text">
      <style:text-properties fo:font-style="italic" fo:font-weight="normal"/>
    </style:style>
    <style:style style:name="T38" style:family="text">
      <style:text-properties fo:font-style="italic" fo:font-weight="normal" officeooo:rsid="00187613"/>
    </style:style>
    <style:style style:name="T39" style:family="text">
      <style:text-properties fo:color="#003333" fo:font-style="italic" fo:font-weight="bold" officeooo:rsid="000c7849" style:font-style-asian="italic" style:font-weight-asian="bold" style:font-style-complex="italic" style:font-weight-complex="bold"/>
    </style:style>
    <style:style style:name="T40" style:family="text">
      <style:text-properties fo:color="#003333" fo:font-style="italic" officeooo:rsid="000c7849" style:font-weight-asian="bold" style:font-weight-complex="bold"/>
    </style:style>
    <style:style style:name="T41" style:family="text">
      <style:text-properties fo:color="#003333" fo:font-style="italic" officeooo:rsid="00187613" style:font-weight-asian="bold" style:font-weight-complex="bold"/>
    </style:style>
    <style:style style:name="T42" style:family="text">
      <style:text-properties fo:font-style="normal" officeooo:rsid="000b41fa" style:font-style-asian="normal" style:font-style-complex="normal"/>
    </style:style>
    <style:style style:name="T43" style:family="text">
      <style:text-properties fo:color="#ff8080"/>
    </style:style>
    <style:style style:name="T44" style:family="text">
      <style:text-properties fo:color="#ff8080" fo:font-weight="normal"/>
    </style:style>
    <style:style style:name="T45" style:family="text">
      <style:text-properties officeooo:rsid="00181ad1"/>
    </style:style>
    <style:style style:name="T46" style:family="text">
      <style:text-properties officeooo:rsid="00187613"/>
    </style:style>
    <style:style style:name="T47" style:family="text">
      <style:text-properties fo:color="#009900" fo:font-style="italic" officeooo:rsid="00187613" style:font-weight-asian="bold" style:font-weight-complex="bold"/>
    </style:style>
    <style:style style:name="T48" style:family="text">
      <style:text-properties fo:color="#ff99cc" fo:font-style="italic" officeooo:rsid="00187613" style:font-weight-asian="bold" style:font-weight-complex="bold"/>
    </style:style>
    <style:style style:name="T49" style:family="text">
      <style:text-properties fo:color="#808080" fo:font-style="italic" officeooo:rsid="00187613" style:font-weight-asian="bold" style:font-weight-complex="bold"/>
    </style:style>
    <style:style style:name="T50" style:family="text">
      <style:text-properties fo:color="#666666" fo:font-style="italic" officeooo:rsid="00187613" style:font-weight-asian="bold" style:font-weight-complex="bold"/>
    </style:style>
    <style:style style:name="T51" style:family="text">
      <style:text-properties fo:color="#333333" fo:font-style="italic" officeooo:rsid="00187613" style:font-weight-asian="bold" style:font-weight-complex="bold"/>
    </style:style>
    <style:style style:name="T52" style:family="text">
      <style:text-properties fo:color="#333333" fo:font-style="italic" fo:font-weight="normal" officeooo:rsid="00187613"/>
    </style:style>
    <style:style style:name="T53" style:family="text">
      <style:text-properties fo:color="#000099" officeooo:rsid="000e00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Verifique em qual diretório você se encontra e coloque o nome dele abaixo.</text:p>
      <text:p text:style-name="P1"/>
      <text:p text:style-name="P1"><text:span text:style-name="T2">Comando:</text:span> <text:span text:style-name="T1">pwd</text:span></text:p>
      <text:p text:style-name="P1"><text:span text:style-name="T2">Diretório atual:</text:span> /home/alunos</text:p>
      <text:p text:style-name="P1"/>
      <text:p text:style-name="P1">2) Crie a seguinte estrutura de diretórios dentro do diretório identificado acima.</text:p>
      <text:p text:style-name="P1"/>
      <text:p text:style-name="P3">./my_test/my_work/:</text:p>
      <text:p text:style-name="P1"/>
      <text:p text:style-name="P1"><text:span text:style-name="T8">Comando usado-</text:span> <text:span text:style-name="T3">mkdir</text:span> <text:span text:style-name="T33">my_test</text:span></text:p>
      <text:p text:style-name="P1"><text:tab/> <text:span text:style-name="T4">cd</text:span> <text:span text:style-name="T33">my_test</text:span></text:p>
      <text:p text:style-name="P1"><text:tab/> <text:span text:style-name="T3">mkdir</text:span> <text:span text:style-name="T33">my_work</text:span></text:p>
      <text:p text:style-name="P1"/>
      <text:p text:style-name="P3">./my_test/job1/:</text:p>
      <text:p text:style-name="P1"/>
      <text:p text:style-name="P2"><text:span text:style-name="T8">Comando usado-</text:span><text:span text:style-name="T13"> </text:span><text:span text:style-name="T3">mkdir</text:span><text:span text:style-name="T13"> </text:span><text:span text:style-name="T34">job1</text:span></text:p>
      <text:p text:style-name="P1"/>
      <text:p text:style-name="P3">./my_test/job1/task1/:</text:p>
      <text:p text:style-name="P3"/>
      <text:p text:style-name="P4">Comando usado- <text:span text:style-name="T4">cd</text:span><text:span text:style-name="T13"> </text:span><text:span text:style-name="T34">job1</text:span></text:p>
      <text:p text:style-name="P4"><text:tab/><text:tab/> <text:s text:c="3"/><text:span text:style-name="T3">mkdir</text:span><text:span text:style-name="T13"> </text:span><text:span text:style-name="T34">task1</text:span></text:p>
      <text:p text:style-name="P4"/>
      <text:p text:style-name="P4"><text:bookmark text:name="docs-internal-guid-4f8fc00f-86d9-7ede-57a6-b5a1bfc572c4"/><text:span text:style-name="T14">3) Entre na pasta </text:span><text:span text:style-name="T25">my_work</text:span></text:p>
      <text:p text:style-name="P4"/>
      <text:p text:style-name="P4">Comando usado- <text:span text:style-name="T4">cd</text:span><text:span text:style-name="T13"> </text:span><text:span text:style-name="T34">my_test</text:span></text:p>
      <text:p text:style-name="P4"><text:span text:style-name="T34"><text:tab/><text:tab/> <text:s text:c="4"/></text:span><text:span text:style-name="T5">cd</text:span><text:span text:style-name="T34"> my_work</text:span></text:p>
      <text:p text:style-name="P7"/>
      <text:p text:style-name="P11"><text:bookmark text:name="docs-internal-guid-4f8fc00f-86e3-75de-d873-47182e7a86e4"/><text:span text:style-name="T16">4) <text:s/></text:span><text:span text:style-name="T18">R=</text:span><text:span text:style-name="T16"> </text:span><text:span text:style-name="T19">Comando usado-</text:span><text:span text:style-name="T29"> </text:span><text:span text:style-name="T30">nano</text:span><text:span text:style-name="T17"> </text:span><text:span text:style-name="T20">numbers.txt</text:span></text:p>
      <text:p text:style-name="P12"/>
      <text:p text:style-name="P6"><text:bookmark text:name="docs-internal-guid-4f8fc00f-86ec-ece4-9fb6-8957b52ed5af"/><text:span text:style-name="T17">5) Duplique o arquivo </text:span><text:span text:style-name="T24">numbers.txt</text:span><text:span text:style-name="T20"> </text:span><text:span text:style-name="T17">para </text:span><text:span text:style-name="T24">numbers1.txt</text:span><text:span text:style-name="T20"> </text:span><text:span text:style-name="T17">e </text:span><text:span text:style-name="T24">numbers2.texto</text:span></text:p>
      <text:p text:style-name="P12"/>
      <text:p text:style-name="P5"><text:span text:style-name="T42">Comando usado-</text:span><text:span text:style-name="T35"> </text:span><text:span text:style-name="T39">cp</text:span><text:span text:style-name="T34"> numbers.txt numbers2.txt </text:span></text:p>
      <text:p text:style-name="P5"><text:span text:style-name="T34"><text:tab/><text:tab/> <text:s text:c="4"/></text:span><text:span text:style-name="T39">cp</text:span><text:span text:style-name="T34"> numbers.txt numbers</text:span><text:span text:style-name="T33">3</text:span><text:span text:style-name="T34">.t</text:span><text:span text:style-name="T33">exto</text:span></text:p>
      <text:p text:style-name="P8"/>
      <text:p text:style-name="P14"><text:bookmark text:name="docs-internal-guid-4f8fc00f-86ee-b8c0-92aa-d14ea0e7864c"/><text:span text:style-name="T15">6) Copiar todos os arquivos com extensão </text:span><text:span text:style-name="T21">.txt</text:span><text:span text:style-name="T28"> </text:span><text:span text:style-name="T15">para a pasta </text:span><text:span text:style-name="T21">task1</text:span><text:span text:style-name="T15">. Para tanto, utilize apenas um comando.</text:span></text:p>
      <text:p text:style-name="P15"><text:span text:style-name="T22">Comando usado</text:span><text:span text:style-name="T27">- </text:span><text:span text:style-name="T31">cp</text:span><text:span text:style-name="T15"> </text:span><text:span text:style-name="T21">*.txt ~</text:span><text:span text:style-name="T26">/my_test/job1/task1</text:span></text:p>
      <text:p text:style-name="P5"><text:bookmark text:name="docs-internal-guid-4f8fc00f-9653-c11a-37b3-566f11ae22cf"/><text:span text:style-name="T15">7) Acesse </text:span><text:span text:style-name="T21">task1</text:span><text:span text:style-name="T15"> e exibir todos os arquivos com seus detalhes (permissões de acesso, data, hora de criação, tamanho)</text:span></text:p>
      <text:p text:style-name="P10"/>
      <text:p text:style-name="P16"><text:span text:style-name="T23">Comando usado- </text:span><text:span text:style-name="T32">ls - a</text:span></text:p>
      <text:p text:style-name="P10"><text:bookmark text:name="docs-internal-guid-4f8fc00f-965a-0394-1335-0e634ad36d7f"/>8) Em <text:span text:style-name="T7">task1</text:span>, altere a permissão de acesso do arquivo <text:span text:style-name="T7">numbers.txt</text:span> para –<text:span text:style-name="T7">rwxr-xr-x</text:span></text:p>
      <text:p text:style-name="P13"/>
      <text:p text:style-name="P20"><text:span text:style-name="T10">Comando usado- </text:span><text:span text:style-name="T43">chmod</text:span> <text:span text:style-name="T7">755 numbers.txt</text:span></text:p>
      <text:p text:style-name="P20"><text:span text:style-name="T7"/></text:p>
      <text:p text:style-name="P20"><text:span text:style-name="T7"/></text:p>
      <text:p text:style-name="P20"><text:bookmark text:name="docs-internal-guid-4f8fc00f-9b58-11d2-ce44-2953c8d9bbf9"/><text:soft-page-break/>9) Altere a permissão de acesso do arquivo <text:span text:style-name="T7">numbers1.txt </text:span>para <text:span text:style-name="T7">-rw-r—r--</text:span></text:p>
      <text:p text:style-name="P21"><text:span text:style-name="T10">Comando usado- </text:span><text:span text:style-name="T44">chmod</text:span><text:span text:style-name="T7"> </text:span><text:span text:style-name="T12">644 numbers.txt</text:span></text:p>
      <text:p text:style-name="P21"><text:span text:style-name="T12"/></text:p>
      <text:p text:style-name="P21"><text:bookmark text:name="docs-internal-guid-4f8fc00f-9b5e-1046-1f31-8a62385a0f5c"/><text:span text:style-name="T45">10) Copie a pasta </text:span><text:span text:style-name="T12">task1 </text:span><text:span text:style-name="T45">e seu conteúdo, para dentro do </text:span><text:span text:style-name="T12">/home/seu_usuario</text:span></text:p>
      <text:p text:style-name="P22"><text:span text:style-name="T10">Comando usado- </text:span><text:span text:style-name="T40"><text:s/></text:span><text:span text:style-name="T41">cp -r </text:span><text:span text:style-name="T38">~/my_test/job1/task1 <text:s/>/home/alunos</text:span></text:p>
      <text:p text:style-name="P22"><text:span text:style-name="T38"/></text:p>
      <text:p text:style-name="P18"><text:bookmark text:name="docs-internal-guid-4f8fc00f-9b76-a6b6-1f26-a1a4f0afc503"/><text:span text:style-name="T46">11) Renomeie o diretório </text:span><text:span text:style-name="T38">my_work </text:span><text:span text:style-name="T46">para </text:span><text:span text:style-name="T38">my_work1</text:span></text:p>
      <text:p text:style-name="P18"><text:span text:style-name="T38"/></text:p>
      <text:p text:style-name="P23"><text:span text:style-name="T10">Comando usado- </text:span><text:span text:style-name="T47">mv</text:span><text:span text:style-name="T38"> ~/my_test/my_work ~/my_test/my_work1</text:span></text:p>
      <text:p text:style-name="P23"><text:span text:style-name="T38"/></text:p>
      <text:p text:style-name="P19"><text:bookmark text:name="docs-internal-guid-4f8fc00f-9b7e-2e44-c0de-ad30f6ae69aa"/><text:span text:style-name="T46">12) Apague a pasta </text:span><text:span text:style-name="T38">task1</text:span></text:p>
      <text:p text:style-name="P23"><text:span text:style-name="T38"/></text:p>
      <text:p text:style-name="P23"><text:span text:style-name="T38">D</text:span><text:span text:style-name="T37">entro do diretório job1:</text:span></text:p>
      <text:p text:style-name="P23"><text:span text:style-name="T10">Comando usado- </text:span><text:span text:style-name="T51">rm</text:span><text:span text:style-name="T52"> </text:span><text:span text:style-name="T51">-r</text:span><text:span text:style-name="T38"> task1</text:span></text:p>
      <text:p text:style-name="P23"><text:span text:style-name="T38"/></text:p>
      <text:p text:style-name="P19"><text:bookmark text:name="docs-internal-guid-4f8fc00f-9b83-3cda-e294-2fe4003fbcc8"/><text:span text:style-name="T46">13) Liste todos os arquivos da pasta /bin e guarde essa lista em um arquivo chamado </text:span><text:span text:style-name="T38">“listabin.txt”</text:span></text:p>
      <text:p text:style-name="P23"><text:span text:style-name="T38"/></text:p>
      <text:p text:style-name="P23"><text:span text:style-name="T6">cd</text:span><text:span text:style-name="T37"> </text:span><text:span text:style-name="T9">/bin</text:span><text:span text:style-name="T37"> --&gt; ls</text:span></text:p>
      <text:p text:style-name="P24"><text:span text:style-name="T53">nano</text:span><text:span text:style-name="T7"> listabin.txt <text:s/>e colei lá, salvando depois.</text:span></text:p>
      <text:p text:style-name="P24"><text:span text:style-name="T7"/></text:p>
      <text:p text:style-name="P9">http://www.di.ubi.pt/~operativos/praticos/html/3-bash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09:38:10.570919590</meta:creation-date>
    <dc:date>2018-04-06T12:20:48.418109680</dc:date>
    <meta:editing-duration>PT15M2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242" meta:character-count="1654" meta:non-whitespace-character-count="1424"/>
  </office:meta>
</office:document-meta>
</file>